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10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5b6a0"/>
    </style:style>
    <style:style style:name="T30" style:family="text">
      <style:text-properties officeooo:rsid="042af567"/>
    </style:style>
    <style:style style:name="T31" style:family="text">
      <style:text-properties officeooo:rsid="042c9a3c"/>
    </style:style>
    <style:style style:name="T32" style:family="text">
      <style:text-properties officeooo:rsid="042d416f"/>
    </style:style>
    <style:style style:name="T33" style:family="text">
      <style:text-properties officeooo:rsid="042f3015"/>
    </style:style>
    <style:style style:name="T34" style:family="text">
      <style:text-properties officeooo:rsid="04323f13"/>
    </style:style>
    <style:style style:name="T35" style:family="text">
      <style:text-properties officeooo:rsid="0432a32b"/>
    </style:style>
    <style:style style:name="T36" style:family="text">
      <style:text-properties officeooo:rsid="0433d296"/>
    </style:style>
    <style:style style:name="T37" style:family="text">
      <style:text-properties officeooo:rsid="04356bba"/>
    </style:style>
    <style:style style:name="T38" style:family="text">
      <style:text-properties officeooo:rsid="0436230d"/>
    </style:style>
    <style:style style:name="T39" style:family="text">
      <style:text-properties officeooo:rsid="043c35d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42af567" style:font-weight-asian="normal" style:font-weight-complex="normal"/>
    </style:style>
    <style:style style:name="T42" style:family="text">
      <style:text-properties fo:font-weight="normal" officeooo:rsid="043c35dd" style:font-weight-asian="normal" style:font-weight-complex="normal"/>
    </style:style>
    <style:style style:name="T43" style:family="text">
      <style:text-properties officeooo:rsid="043d8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tab/>Website Software Versions</text:h>
      <text:p text:style-name="P3">Active Presenter: <text:span text:style-name="T24">9.</text:span><text:span text:style-name="T37">1.</text:span><text:span text:style-name="T43">1</text:span></text:p>
      <text:p text:style-name="P4">LibreOffice: <text:span text:style-name="T9">7.</text:span><text:span text:style-name="T32">5.</text:span><text:span text:style-name="T43">5</text:span></text:p>
      <text:p text:style-name="P5"><text:span text:style-name="T7">Thunderbird: </text:span><text:span text:style-name="T20">1</text:span><text:span text:style-name="T39">15.0.</text:span><text:span text:style-name="T43">1</text:span></text:p>
      <text:p text:style-name="P4">VLC: 3.0.<text:span text:style-name="T5">1</text:span><text:span text:style-name="T27">8<text:tab/></text:span></text:p>
      <text:p text:style-name="P4">DVDStyler: 3.<text:span text:style-name="T12">2.</text:span><text:span text:style-name="T13">1<text:tab/></text:span></text:p>
      <text:p text:style-name="P4">GIMP: 2.10.<text:span text:style-name="T17">3</text:span><text:span text:style-name="T33">4</text:span></text:p>
      <text:p text:style-name="P4">OpenShot: <text:span text:style-name="T28">3.</text:span><text:span text:style-name="T34">1.1</text:span></text:p>
      <text:p text:style-name="P6"><text:span text:style-name="T7">Audacity: </text:span><text:span text:style-name="T10">3.</text:span><text:span text:style-name="T35">3.</text:span><text:span text:style-name="T37">3</text:span></text:p>
      <text:p text:style-name="P4">Paint.net: <text:span text:style-name="T30">5.0</text:span><text:span text:style-name="T39">7</text:span><text:span text:style-name="T36"><text:tab/></text:span></text:p>
      <text:p text:style-name="P4">MakeMKV: 1.1<text:span text:style-name="T20">7.</text:span><text:span text:style-name="T36">4</text:span></text:p>
      <text:p text:style-name="P7">SMPlayer: <text:span text:style-name="T3">2</text:span><text:span text:style-name="T39">3.6</text:span></text:p>
      <text:p text:style-name="P8">Kdenlive: <text:span text:style-name="T6">2</text:span><text:span text:style-name="T34">3.04.</text:span><text:span text:style-name="T38">2</text:span></text:p>
      <text:p text:style-name="P9">Rocky Linux: <text:span text:style-name="T21">9.</text:span><text:span text:style-name="T36">2</text:span></text:p>
      <text:p text:style-name="P10">Ubuntu Server: 2<text:span text:style-name="T18">2.04.</text:span><text:span text:style-name="T33">2</text:span></text:p>
      <text:p text:style-name="P5"><text:span text:style-name="T7">Fedora: 3</text:span><text:span text:style-name="T34">8</text:span></text:p>
      <text:p text:style-name="P4">Linux Mint: <text:span text:style-name="T8">2</text:span><text:span text:style-name="T23">1.</text:span><text:span text:style-name="T43">2</text:span></text:p>
      <text:p text:style-name="P11">Kubuntu: <text:span text:style-name="T4">2</text:span><text:span text:style-name="T18">2.04.</text:span><text:span text:style-name="T33">2</text:span></text:p>
      <text:p text:style-name="P12">Fedora lxqt: 3<text:span text:style-name="T34">8</text:span></text:p>
      <text:p text:style-name="P13">Arch: <text:span text:style-name="T39">7-1-23</text:span></text:p>
      <text:p text:style-name="P14">Debian (Stable): 1<text:span text:style-name="T37">2</text:span></text:p>
      <text:p text:style-name="P15">OpenSuse (Leap): 15.<text:span text:style-name="T37">5</text:span></text:p>
      <text:p text:style-name="P16">Visual Studio: 20<text:span text:style-name="T14">22<text:tab/></text:span></text:p>
      <text:p text:style-name="P17">FileZilla Client: 3.<text:span text:style-name="T19">6</text:span><text:span text:style-name="T39">5.0</text:span></text:p>
      <text:p text:style-name="P18">Notepad ++: <text:span text:style-name="T11">8.</text:span><text:span text:style-name="T33">5.</text:span><text:span text:style-name="T38">4</text:span></text:p>
      <text:p text:style-name="P18">Brackets: <text:span text:style-name="T15">Pre-Release </text:span><text:span text:style-name="T16">2.</text:span><text:span text:style-name="T22">1.2</text:span></text:p>
      <text:p text:style-name="P18">Rufus: <text:span text:style-name="T35">4.</text:span><text:span text:style-name="T37">1</text:span></text:p>
      <text:p text:style-name="P19">VirtualBox: <text:span text:style-name="T25">7.0.</text:span><text:span text:style-name="T43">10</text:span></text:p>
      <text:p text:style-name="P18">Sharex: <text:span text:style-name="T22">1</text:span><text:span text:style-name="T31">5.0.0</text:span></text:p>
      <text:p text:style-name="P18"><text:soft-page-break/>XDM:<text:span text:style-name="T2"> </text:span><text:span text:style-name="T26">2018</text:span></text:p>
      <text:p text:style-name="P18">Vivaldi: <text:span text:style-name="T34">6.</text:span><text:span text:style-name="T37">1</text:span></text:p>
      <text:p text:style-name="P18">7-zip: <text:span text:style-name="T1">2</text:span><text:span text:style-name="T38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7-21T20:52:15.310363728</dc:date>
    <meta:editing-duration>P2DT14H30M38S</meta:editing-duration>
    <meta:editing-cycles>503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1" meta:non-whitespace-character-count="482"/>
  </office:meta>
</office:document-meta>
</file>